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all_xref2 (5) (2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: king: love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no: lead; forward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Man: man: lov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: cry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: rooster: bird: sun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: war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: tongue: mouth: 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praise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bird: love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free: no: chain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quiet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: no: knif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: person: village: many: neighbor: house: near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: lan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; child: small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: face: lan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: war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prophesy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Sy: 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: house: 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bad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face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: afraid,fear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eavy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crucify: knife,cut: person: kill,destroy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cloak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bad: not,no: good: hot,fire,heat: village: many: neighbor: house: 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crown,lord: appointed: call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sleep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story;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forward;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promise: mouth,said,speak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night,moon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Land: man: all: moon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Sad tree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call: mouth,said,speak: near: pers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judge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_speed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plant,tree,wood: small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future: time: to,forward: children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power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peace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together(people)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ed: big: praise: mouth,said,speak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no: chain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forward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face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Woman: profit: money: many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very: straight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: good: measure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jump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good help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: neighbor: house: 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;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; face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bad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family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OT: 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: 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ask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ask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ad: birth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: fac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sav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enarius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no: wine: cup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man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judge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village: many: neighbor: house: near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eace: 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suffering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honor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sick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most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; good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tax: king: mone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another: person: after: thing: forward: teach: mouth: book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: neighbor: house: near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: yes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authority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appointed: call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spirit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mute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ney: water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: neighbor: house: near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: village: many: neighbor: house: near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no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person: enmity: love,compassion: no,not: land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holy: person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ire: village: many: neighbor: house: near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eace: sleep: love: cave: hole: mountain: land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tongue: 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face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bad: no: 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few,small; village: many,much: neighbor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anger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near: 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ower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dance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brave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village: many: neighbor: house: near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: happy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island: water: land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command: 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OT: 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power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OT: 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OT: 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sav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OT: 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OT: 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sav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OT: 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: house: near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ealth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same: land,ground,earth: 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Old: 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war: light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peace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bad: 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lightning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8T11:51:17.391000000</dc:date>
    <meta:editing-duration>PT1M6S</meta:editing-duration>
    <meta:editing-cycles>1</meta:editing-cycles>
    <meta:document-statistic meta:table-count="1" meta:cell-count="7935" meta:object-count="0"/>
    <meta:generator>LibreOffice/6.3.4.2$Windows_X86_64 LibreOffice_project/60da17e045e08f1793c57c00ba83cdfce946d0aa</meta:generator>
  </office:meta>
</office:document-meta>
</file>